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resentation" style:name="a74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8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1.49606in" svg:y="0.7874in" svg:width="2.3622in" svg:height="0.55118in" draw:id="id73" draw:style-name="a568" draw:name="Forme libre : forme 1">
          <svg:title/>
          <svg:desc/>
          <text:p text:style-name="a567" text:class-names="" text:cond-style-name=""><text:span text:style-name="a566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85827in" svg:y="0.7874in" svg:width="2.3622in" svg:height="0.55118in" draw:id="id74" draw:style-name="a571" draw:name="Forme libre : forme 2">
          <svg:title/>
          <svg:desc/>
          <text:p text:style-name="a570" text:class-names="" text:cond-style-name=""><text:span text:style-name="a569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14173in" svg:y="0.7874in" svg:width="2.3622in" svg:height="0.55118in" draw:id="id75" draw:style-name="a574" draw:name="Forme libre : forme 3">
          <svg:title/>
          <svg:desc/>
          <text:p text:style-name="a573" text:class-names="" text:cond-style-name=""><text:span text:style-name="a572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50394in" svg:y="0.7874in" svg:width="2.3622in" svg:height="0.55118in" draw:id="id76" draw:style-name="a577" draw:name="Forme libre : forme 4">
          <svg:title/>
          <svg:desc/>
          <text:p text:style-name="a576" text:class-names="" text:cond-style-name=""><text:span text:style-name="a575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7" draw:style-name="a580" draw:name="ZoneTexte 5" svg:x="0.55118in" svg:y="0.94488in" svg:width="0.87756in" svg:height="0.37874in">
          <draw:text-box>
            <text:p text:style-name="a579" text:class-names="" text:cond-style-name=""><text:span text:style-name="a578" text:class-names="">xmm2</text:span></text:p>
          </draw:text-box>
          <svg:title/>
          <svg:desc/>
        </draw:frame>
        <draw:custom-shape svg:x="1.88976in" svg:y="1.5748in" svg:width="2.04724in" svg:height="0.62992in" draw:id="id78" draw:style-name="a583" draw:name="Forme libre : forme 6">
          <svg:title/>
          <svg:desc/>
          <text:p text:style-name="a582" text:class-names="" text:cond-style-name=""><text:span text:style-name="a581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1.5748in" svg:width="2.04724in" svg:height="0.62992in" draw:id="id79" draw:style-name="a586" draw:name="Forme libre : forme 7">
          <svg:title/>
          <svg:desc/>
          <text:p text:style-name="a585" text:class-names="" text:cond-style-name=""><text:span text:style-name="a584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8425in" svg:y="1.5748in" svg:width="2.04724in" svg:height="0.62992in" draw:id="id80" draw:style-name="a589" draw:name="Forme libre : forme 8">
          <svg:title/>
          <svg:desc/>
          <text:p text:style-name="a588" text:class-names="" text:cond-style-name=""><text:span text:style-name="a587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3149in" svg:y="1.5748in" svg:width="2.04724in" svg:height="0.62992in" draw:id="id81" draw:style-name="a592" draw:name="Forme libre : forme 9">
          <svg:title/>
          <svg:desc/>
          <text:p text:style-name="a591" text:class-names="" text:cond-style-name=""><text:span text:style-name="a590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2" draw:style-name="a595" draw:name="ZoneTexte 10" svg:x="0.46102in" svg:y="1.81102in" svg:width="0.87756in" svg:height="0.37874in">
          <draw:text-box>
            <text:p text:style-name="a594" text:class-names="" text:cond-style-name=""><text:span text:style-name="a593" text:class-names="">xmm2</text:span></text:p>
          </draw:text-box>
          <svg:title/>
          <svg:desc/>
        </draw:frame>
        <draw:custom-shape svg:x="1.9685in" svg:y="2.59843in" svg:width="2.04724in" svg:height="0.62992in" draw:id="id83" draw:style-name="a598" draw:name="Forme libre : forme 11">
          <svg:title/>
          <svg:desc/>
          <text:p text:style-name="a597" text:class-names="" text:cond-style-name=""><text:span text:style-name="a596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1575in" svg:y="2.59843in" svg:width="2.04724in" svg:height="0.62992in" draw:id="id84" draw:style-name="a601" draw:name="Forme libre : forme 12">
          <svg:title/>
          <svg:desc/>
          <text:p text:style-name="a600" text:class-names="" text:cond-style-name=""><text:span text:style-name="a599" text:class-names="">0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06299in" svg:y="2.59843in" svg:width="2.04724in" svg:height="0.62992in" draw:id="id85" draw:style-name="a604" draw:name="Forme libre : forme 13">
          <svg:title/>
          <svg:desc/>
          <text:p text:style-name="a603" text:class-names="" text:cond-style-name=""><text:span text:style-name="a602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1024in" svg:y="2.59843in" svg:width="2.04724in" svg:height="0.62992in" draw:id="id86" draw:style-name="a607" draw:name="Forme libre : forme 14">
          <svg:title/>
          <svg:desc/>
          <text:p text:style-name="a606" text:class-names="" text:cond-style-name=""><text:span text:style-name="a605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7" draw:style-name="a610" draw:name="ZoneTexte 15" svg:x="0.70866in" svg:y="2.77087in" svg:width="0.87756in" svg:height="0.37874in">
          <draw:text-box>
            <text:p text:style-name="a609" text:class-names="" text:cond-style-name=""><text:span text:style-name="a608" text:class-names="">xmm1</text:span></text:p>
          </draw:text-box>
          <svg:title/>
          <svg:desc/>
        </draw:frame>
        <draw:custom-shape svg:x="2.04724in" svg:y="3.54331in" svg:width="2.04724in" svg:height="0.62992in" draw:id="id88" draw:style-name="a613" draw:name="Forme libre : forme 16">
          <svg:title/>
          <svg:desc/>
          <text:p text:style-name="a612" text:class-names="" text:cond-style-name=""><text:span text:style-name="a611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9449in" svg:y="3.54331in" svg:width="2.04724in" svg:height="0.62992in" draw:id="id89" draw:style-name="a616" draw:name="Forme libre : forme 17">
          <svg:title/>
          <svg:desc/>
          <text:p text:style-name="a615" text:class-names="" text:cond-style-name=""><text:span text:style-name="a614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14173in" svg:y="3.54331in" svg:width="2.04724in" svg:height="0.62992in" draw:id="id90" draw:style-name="a619" draw:name="Forme libre : forme 18">
          <svg:title/>
          <svg:desc/>
          <text:p text:style-name="a618" text:class-names="" text:cond-style-name=""><text:span text:style-name="a617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18898in" svg:y="3.54331in" svg:width="2.04724in" svg:height="0.62992in" draw:id="id91" draw:style-name="a622" draw:name="Forme libre : forme 19">
          <svg:title/>
          <svg:desc/>
          <text:p text:style-name="a621" text:class-names="" text:cond-style-name=""><text:span text:style-name="a620" text:class-names="">00264b0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2" draw:style-name="a625" draw:name="ZoneTexte 20" svg:x="0.7874in" svg:y="3.71575in" svg:width="0.87756in" svg:height="0.37874in">
          <draw:text-box>
            <text:p text:style-name="a624" text:class-names="" text:cond-style-name=""><text:span text:style-name="a623" text:class-names="">xmm1</text:span></text:p>
          </draw:text-box>
          <svg:title/>
          <svg:desc/>
        </draw:frame>
        <draw:custom-shape svg:x="1.88976in" svg:y="4.48819in" svg:width="2.04724in" svg:height="0.62992in" draw:id="id93" draw:style-name="a628" draw:name="Forme libre : forme 21">
          <svg:title/>
          <svg:desc/>
          <text:p text:style-name="a627" text:class-names="" text:cond-style-name=""><text:span text:style-name="a626" text:class-names="">Pixel 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93701in" svg:y="4.48819in" svg:width="2.04724in" svg:height="0.62992in" draw:id="id94" draw:style-name="a631" draw:name="Forme libre : forme 22">
          <svg:title/>
          <svg:desc/>
          <text:p text:style-name="a630" text:class-names="" text:cond-style-name=""><text:span text:style-name="a629" text:class-names="">Pixel 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98425in" svg:y="4.48819in" svg:width="2.04724in" svg:height="0.62992in" draw:id="id95" draw:style-name="a634" draw:name="Forme libre : forme 23">
          <svg:title/>
          <svg:desc/>
          <text:p text:style-name="a633" text:class-names="" text:cond-style-name=""><text:span text:style-name="a632" text:class-names="">Pixel 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03149in" svg:y="4.48819in" svg:width="2.04724in" svg:height="0.62992in" draw:id="id96" draw:style-name="a637" draw:name="Forme libre : forme 24">
          <svg:title/>
          <svg:desc/>
          <text:p text:style-name="a636" text:class-names="" text:cond-style-name=""><text:span text:style-name="a635" text:class-names="">Pixel 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7" draw:style-name="a640" draw:name="ZoneTexte 25" svg:x="0.46102in" svg:y="4.72441in" svg:width="0.87756in" svg:height="0.37874in">
          <draw:text-box>
            <text:p text:style-name="a639" text:class-names="" text:cond-style-name=""><text:span text:style-name="a638" text:class-names="">xmm0</text:span></text:p>
          </draw:text-box>
          <svg:title/>
          <svg:desc/>
        </draw:frame>
        <draw:frame draw:id="id98" draw:style-name="a643" draw:name="ZoneTexte 26" svg:x="0.62992in" svg:y="5.60551in" svg:width="0.87756in" svg:height="0.37874in">
          <draw:text-box>
            <text:p text:style-name="a642" text:class-names="" text:cond-style-name=""><text:span text:style-name="a641" text:class-names="">xmm0</text:span></text:p>
          </draw:text-box>
          <svg:title/>
          <svg:desc/>
        </draw:frame>
        <draw:custom-shape svg:x="1.81102in" svg:y="5.51181in" svg:width="0.94488in" svg:height="0.62992in" draw:id="id99" draw:style-name="a646" draw:name="Forme libre : forme 32">
          <svg:title/>
          <svg:desc/>
          <text:p text:style-name="a645" text:class-names="" text:cond-style-name=""><text:span text:style-name="a644" text:class-names="">26*R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91in" svg:y="5.51181in" svg:width="0.94488in" svg:height="0.62992in" draw:id="id100" draw:style-name="a651" draw:name="Forme libre : forme 33">
          <svg:title/>
          <svg:desc/>
          <text:p text:style-name="a648" text:class-names="" text:cond-style-name=""><text:span text:style-name="a647" text:class-names="">4b*V1+</text:span></text:p>
          <text:p text:style-name="a650" text:class-names="" text:cond-style-name=""><text:span text:style-name="a649" text:class-names="">b0*B1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0079in" svg:y="5.51181in" svg:width="0.94488in" svg:height="0.62992in" draw:id="id101" draw:style-name="a654" draw:name="Forme libre : forme 34">
          <svg:title/>
          <svg:desc/>
          <text:p text:style-name="a653" text:class-names="" text:cond-style-name=""><text:span text:style-name="a652" text:class-names="">26*R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64567in" svg:y="5.51181in" svg:width="0.94488in" svg:height="0.62992in" draw:id="id102" draw:style-name="a659" draw:name="Forme libre : forme 35">
          <svg:title/>
          <svg:desc/>
          <text:p text:style-name="a656" text:class-names="" text:cond-style-name=""><text:span text:style-name="a655" text:class-names="">4b*V2+</text:span></text:p>
          <text:p text:style-name="a658" text:class-names="" text:cond-style-name=""><text:span text:style-name="a657" text:class-names="">b0*B2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055in" svg:y="5.51181in" svg:width="0.94488in" svg:height="0.62992in" draw:id="id103" draw:style-name="a662" draw:name="Forme libre : forme 36">
          <svg:title/>
          <svg:desc/>
          <text:p text:style-name="a661" text:class-names="" text:cond-style-name=""><text:span text:style-name="a660" text:class-names="">26*R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5.51181in" svg:width="0.94488in" svg:height="0.62992in" draw:id="id104" draw:style-name="a667" draw:name="Forme libre : forme 37">
          <svg:title/>
          <svg:desc/>
          <text:p text:style-name="a664" text:class-names="" text:cond-style-name=""><text:span text:style-name="a663" text:class-names="">4b*V3+</text:span></text:p>
          <text:p text:style-name="a666" text:class-names="" text:cond-style-name=""><text:span text:style-name="a665" text:class-names="">b0*B3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48031in" svg:y="5.51181in" svg:width="0.94488in" svg:height="0.62992in" draw:id="id105" draw:style-name="a670" draw:name="Forme libre : forme 38">
          <svg:title/>
          <svg:desc/>
          <text:p text:style-name="a669" text:class-names="" text:cond-style-name=""><text:span text:style-name="a668" text:class-names="">26*R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4252in" svg:y="5.51181in" svg:width="0.94488in" svg:height="0.62992in" draw:id="id106" draw:style-name="a675" draw:name="Forme libre : forme 39">
          <svg:title/>
          <svg:desc/>
          <text:p text:style-name="a672" text:class-names="" text:cond-style-name=""><text:span text:style-name="a671" text:class-names="">4b*V4+</text:span></text:p>
          <text:p text:style-name="a674" text:class-names="" text:cond-style-name=""><text:span text:style-name="a673" text:class-names="">b0*B4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81102in" svg:y="6.32887in" svg:width="0.94488in" svg:height="0.62992in" draw:id="id107" draw:style-name="a679" draw:name="Forme libre : forme 90">
          <svg:title/>
          <svg:desc/>
          <text:p text:style-name="a678" text:class-names="" text:cond-style-name=""><text:span text:style-name="a676" text:class-names="">0000</text:span><text:span text:style-name="a67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91in" svg:y="6.32887in" svg:width="0.94488in" svg:height="0.62992in" draw:id="id108" draw:style-name="a683" draw:name="Forme libre : forme 91">
          <svg:title/>
          <svg:desc/>
          <text:p text:style-name="a682" text:class-names="" text:cond-style-name=""><text:span text:style-name="a680" text:class-names="">0000</text:span><text:span text:style-name="a6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3.70079in" svg:y="6.32887in" svg:width="0.94488in" svg:height="0.62992in" draw:id="id109" draw:style-name="a687" draw:name="Forme libre : forme 92">
          <svg:title/>
          <svg:desc/>
          <text:p text:style-name="a686" text:class-names="" text:cond-style-name=""><text:span text:style-name="a684" text:class-names="">0000</text:span><text:span text:style-name="a6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64567in" svg:y="6.32887in" svg:width="0.94488in" svg:height="0.62992in" draw:id="id110" draw:style-name="a691" draw:name="Forme libre : forme 93">
          <svg:title/>
          <svg:desc/>
          <text:p text:style-name="a690" text:class-names="" text:cond-style-name=""><text:span text:style-name="a688" text:class-names="">0000</text:span><text:span text:style-name="a6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59055in" svg:y="6.32887in" svg:width="0.94488in" svg:height="0.62992in" draw:id="id111" draw:style-name="a699" draw:name="Forme libre : forme 94">
          <svg:title/>
          <svg:desc/>
          <text:p text:style-name="a693" text:class-names="" text:cond-style-name=""><text:span text:style-name="a692" text:class-names="">4b*V1+</text:span></text:p>
          <text:p text:style-name="a695" text:class-names="" text:cond-style-name=""><text:span text:style-name="a694" text:class-names="">b0*B1+</text:span></text:p>
          <text:p text:style-name="a698" text:class-names="" text:cond-style-name=""><text:span text:style-name="a696" text:class-names="">26*R1 = l4</text:span><text:span text:style-name="a6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6.53543in" svg:y="6.32887in" svg:width="0.94488in" svg:height="0.62992in" draw:id="id112" draw:style-name="a708" draw:name="Forme libre : forme 95">
          <svg:title/>
          <svg:desc/>
          <text:p text:style-name="a702" text:class-names="" text:cond-style-name=""><text:span text:style-name="a700" text:class-names="">4b</text:span><text:span text:style-name="a701" text:class-names="">*V2+</text:span></text:p>
          <text:p text:style-name="a704" text:class-names="" text:cond-style-name=""><text:span text:style-name="a703" text:class-names="">b0*B2+</text:span></text:p>
          <text:p text:style-name="a707" text:class-names="" text:cond-style-name=""><text:span text:style-name="a705" text:class-names="">26*R2 = l4</text:span><text:span text:style-name="a7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7.48031in" svg:y="6.32887in" svg:width="0.94488in" svg:height="0.62992in" draw:id="id113" draw:style-name="a717" draw:name="Forme libre : forme 96">
          <svg:title/>
          <svg:desc/>
          <text:p text:style-name="a711" text:class-names="" text:cond-style-name=""><text:span text:style-name="a709" text:class-names="">4b</text:span><text:span text:style-name="a710" text:class-names="">*V3+</text:span></text:p>
          <text:p text:style-name="a713" text:class-names="" text:cond-style-name=""><text:span text:style-name="a712" text:class-names="">b0*B3+</text:span></text:p>
          <text:p text:style-name="a716" text:class-names="" text:cond-style-name=""><text:span text:style-name="a714" text:class-names="">26*R3 = l4</text:span><text:span text:style-name="a7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8.4252in" svg:y="6.32887in" svg:width="0.94488in" svg:height="0.62992in" draw:id="id114" draw:style-name="a733" draw:name="Forme libre : forme 97">
          <svg:title/>
          <svg:desc/>
          <text:p text:style-name="a719" text:class-names="" text:cond-style-name=""><text:span text:style-name="a718" text:class-names=""/></text:p>
          <text:p text:style-name="a722" text:class-names="" text:cond-style-name=""><text:span text:style-name="a720" text:class-names="">4b</text:span><text:span text:style-name="a721" text:class-names="">*V4+</text:span></text:p>
          <text:p text:style-name="a725" text:class-names="" text:cond-style-name=""><text:span text:style-name="a723" text:class-names="">b0*</text:span><text:span text:style-name="a724" text:class-names="">B4</text:span></text:p>
          <text:p text:style-name="a730" text:class-names="" text:cond-style-name=""><text:span text:style-name="a726" text:class-names="">26*</text:span><text:span text:style-name="a727" text:class-names="">R4<text:s text:c="1"/></text:span><text:span text:style-name="a728" text:class-names="">= l4</text:span><text:span text:style-name="a729" text:class-names=""/></text:p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70866in" svg:y="6.41222in" svg:width="0.88915in" svg:height="0.40391in" draw:id="id115" draw:style-name="a737" draw:name="Rectangle 98">
          <svg:title/>
          <svg:desc/>
          <text:p text:style-name="a736" text:class-names="" text:cond-style-name=""><text:span text:style-name="a734" text:class-names="">xmm0</text:span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43">
          <draw:frame draw:id="id116" draw:style-name="a740" draw:name="Espace réservé du numéro de diapositive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17" presentation:style-name="a741" draw:name="Espace réservé de l'image des diapositives 1">
            <svg:title/>
            <svg:desc/>
          </draw:page-thumbnail>
          <draw:frame draw:id="id118" presentation:style-name="a74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744" draw:master-page-name="Master1-Layout7-blank-Vide" presentation:presentation-page-layout-name="Master1-PPL7" draw:id="Slide-257">
        <draw:custom-shape svg:x="2.62616in" svg:y="1.18806in" svg:width="0.55118in" svg:height="0.55118in" draw:id="id119" draw:style-name="a748" draw:name="Forme libre : forme 2">
          <svg:title/>
          <svg:desc/>
          <text:p text:style-name="a747" text:class-names="" text:cond-style-name=""><text:span text:style-name="a745" text:class-names="">00</text:span><text:span text:style-name="a7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734in" svg:y="1.18806in" svg:width="0.55118in" svg:height="0.55118in" draw:id="id120" draw:style-name="a752" draw:name="Forme libre : forme 3">
          <svg:title/>
          <svg:desc/>
          <text:p text:style-name="a751" text:class-names="" text:cond-style-name=""><text:span text:style-name="a749" text:class-names="">00</text:span><text:span text:style-name="a7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2852in" svg:y="1.18806in" svg:width="0.55118in" svg:height="0.55118in" draw:id="id121" draw:style-name="a756" draw:name="Forme libre : forme 4">
          <svg:title/>
          <svg:desc/>
          <text:p text:style-name="a755" text:class-names="" text:cond-style-name=""><text:span text:style-name="a753" text:class-names="">00</text:span><text:span text:style-name="a7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797in" svg:y="1.18806in" svg:width="0.55118in" svg:height="0.55118in" draw:id="id122" draw:style-name="a760" draw:name="Forme libre : forme 5">
          <svg:title/>
          <svg:desc/>
          <text:p text:style-name="a759" text:class-names="" text:cond-style-name=""><text:span text:style-name="a757" text:class-names="">00</text:span><text:span text:style-name="a7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3088in" svg:y="1.18806in" svg:width="0.55118in" svg:height="0.55118in" draw:id="id123" draw:style-name="a764" draw:name="Forme libre : forme 6">
          <svg:title/>
          <svg:desc/>
          <text:p text:style-name="a763" text:class-names="" text:cond-style-name=""><text:span text:style-name="a761" text:class-names="">00</text:span><text:span text:style-name="a7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8206in" svg:y="1.18806in" svg:width="0.55118in" svg:height="0.55118in" draw:id="id124" draw:style-name="a768" draw:name="Forme libre : forme 7">
          <svg:title/>
          <svg:desc/>
          <text:p text:style-name="a767" text:class-names="" text:cond-style-name=""><text:span text:style-name="a765" text:class-names="">00</text:span><text:span text:style-name="a7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3324in" svg:y="1.18806in" svg:width="0.55118in" svg:height="0.55118in" draw:id="id125" draw:style-name="a772" draw:name="Forme libre : forme 8">
          <svg:title/>
          <svg:desc/>
          <text:p text:style-name="a771" text:class-names="" text:cond-style-name=""><text:span text:style-name="a769" text:class-names="">00</text:span><text:span text:style-name="a7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8442in" svg:y="1.18806in" svg:width="0.55118in" svg:height="0.55118in" draw:id="id126" draw:style-name="a776" draw:name="Forme libre : forme 9">
          <svg:title/>
          <svg:desc/>
          <text:p text:style-name="a775" text:class-names="" text:cond-style-name=""><text:span text:style-name="a773" text:class-names="">L1/128</text:span><text:span text:style-name="a7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3561in" svg:y="1.18806in" svg:width="0.55118in" svg:height="0.55118in" draw:id="id127" draw:style-name="a780" draw:name="Forme libre : forme 10">
          <svg:title/>
          <svg:desc/>
          <text:p text:style-name="a779" text:class-names="" text:cond-style-name=""><text:span text:style-name="a777" text:class-names="">00</text:span><text:span text:style-name="a7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8679in" svg:y="1.18806in" svg:width="0.55118in" svg:height="0.55118in" draw:id="id128" draw:style-name="a783" draw:name="Forme libre : forme 11">
          <svg:title/>
          <svg:desc/>
          <text:p text:style-name="a782" text:class-names="" text:cond-style-name=""><text:span text:style-name="a781" text:class-names="">L2/128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3797in" svg:y="1.18806in" svg:width="0.55118in" svg:height="0.55118in" draw:id="id129" draw:style-name="a787" draw:name="Forme libre : forme 12">
          <svg:title/>
          <svg:desc/>
          <text:p text:style-name="a786" text:class-names="" text:cond-style-name=""><text:span text:style-name="a784" text:class-names="">00</text:span><text:span text:style-name="a7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8915in" svg:y="1.18806in" svg:width="0.55118in" svg:height="0.55118in" draw:id="id130" draw:style-name="a791" draw:name="Forme libre : forme 13">
          <svg:title/>
          <svg:desc/>
          <text:p text:style-name="a790" text:class-names="" text:cond-style-name=""><text:span text:style-name="a788" text:class-names="">L3/128</text:span><text:span text:style-name="a7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4033in" svg:y="1.18806in" svg:width="0.55118in" svg:height="0.55118in" draw:id="id131" draw:style-name="a795" draw:name="Forme libre : forme 14">
          <svg:title/>
          <svg:desc/>
          <text:p text:style-name="a794" text:class-names="" text:cond-style-name=""><text:span text:style-name="a792" text:class-names="">00</text:span><text:span text:style-name="a7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9151in" svg:y="1.18806in" svg:width="0.55118in" svg:height="0.55118in" draw:id="id132" draw:style-name="a800" draw:name="Forme libre : forme 15">
          <svg:title/>
          <svg:desc/>
          <text:p text:style-name="a799" text:class-names="" text:cond-style-name=""><text:span text:style-name="a796" text:class-names="">L4/12</text:span><text:span text:style-name="a797" text:class-names="">8</text:span><text:span text:style-name="a7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7498in" svg:y="1.18806in" svg:width="0.55118in" svg:height="0.55118in" draw:id="id133" draw:style-name="a804" draw:name="Forme libre : forme 16">
          <svg:title/>
          <svg:desc/>
          <text:p text:style-name="a803" text:class-names="" text:cond-style-name=""><text:span text:style-name="a801" text:class-names="">00</text:span><text:span text:style-name="a8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2379in" svg:y="1.18806in" svg:width="0.55118in" svg:height="0.55118in" draw:id="id134" draw:style-name="a808" draw:name="Forme libre : forme 17">
          <svg:title/>
          <svg:desc/>
          <text:p text:style-name="a807" text:class-names="" text:cond-style-name=""><text:span text:style-name="a805" text:class-names="">00</text:span><text:span text:style-name="a80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2616in" svg:y="1.99302in" svg:width="0.55118in" svg:height="0.55118in" draw:id="id135" draw:style-name="a812" draw:name="Forme libre : forme 33">
          <svg:title/>
          <svg:desc/>
          <text:p text:style-name="a811" text:class-names="" text:cond-style-name=""><text:span text:style-name="a809" text:class-names="">00</text:span><text:span text:style-name="a8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7734in" svg:y="1.99302in" svg:width="0.55118in" svg:height="0.55118in" draw:id="id136" draw:style-name="a816" draw:name="Forme libre : forme 34">
          <svg:title/>
          <svg:desc/>
          <text:p text:style-name="a815" text:class-names="" text:cond-style-name=""><text:span text:style-name="a813" text:class-names="">L1/128</text:span><text:span text:style-name="a8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2852in" svg:y="1.99302in" svg:width="0.55118in" svg:height="0.55118in" draw:id="id137" draw:style-name="a820" draw:name="Forme libre : forme 35">
          <svg:title/>
          <svg:desc/>
          <text:p text:style-name="a819" text:class-names="" text:cond-style-name=""><text:span text:style-name="a817" text:class-names="">00</text:span><text:span text:style-name="a8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797in" svg:y="1.99302in" svg:width="0.55118in" svg:height="0.55118in" draw:id="id138" draw:style-name="a824" draw:name="Forme libre : forme 36">
          <svg:title/>
          <svg:desc/>
          <text:p text:style-name="a823" text:class-names="" text:cond-style-name=""><text:span text:style-name="a821" text:class-names="">00</text:span><text:span text:style-name="a82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3088in" svg:y="1.99302in" svg:width="0.55118in" svg:height="0.55118in" draw:id="id139" draw:style-name="a828" draw:name="Forme libre : forme 37">
          <svg:title/>
          <svg:desc/>
          <text:p text:style-name="a827" text:class-names="" text:cond-style-name=""><text:span text:style-name="a825" text:class-names="">00</text:span><text:span text:style-name="a8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8206in" svg:y="1.99302in" svg:width="0.55118in" svg:height="0.55118in" draw:id="id140" draw:style-name="a832" draw:name="Forme libre : forme 38">
          <svg:title/>
          <svg:desc/>
          <text:p text:style-name="a831" text:class-names="" text:cond-style-name=""><text:span text:style-name="a829" text:class-names="">L1/128</text:span><text:span text:style-name="a8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3324in" svg:y="1.99302in" svg:width="0.55118in" svg:height="0.55118in" draw:id="id141" draw:style-name="a836" draw:name="Forme libre : forme 39">
          <svg:title/>
          <svg:desc/>
          <text:p text:style-name="a835" text:class-names="" text:cond-style-name=""><text:span text:style-name="a833" text:class-names="">00</text:span><text:span text:style-name="a8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8442in" svg:y="1.99302in" svg:width="0.55118in" svg:height="0.55118in" draw:id="id142" draw:style-name="a840" draw:name="Forme libre : forme 40">
          <svg:title/>
          <svg:desc/>
          <text:p text:style-name="a839" text:class-names="" text:cond-style-name=""><text:span text:style-name="a837" text:class-names="">00</text:span><text:span text:style-name="a8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3561in" svg:y="1.99302in" svg:width="0.55118in" svg:height="0.55118in" draw:id="id143" draw:style-name="a844" draw:name="Forme libre : forme 41">
          <svg:title/>
          <svg:desc/>
          <text:p text:style-name="a843" text:class-names="" text:cond-style-name=""><text:span text:style-name="a841" text:class-names="">00</text:span><text:span text:style-name="a8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8679in" svg:y="1.99302in" svg:width="0.55118in" svg:height="0.55118in" draw:id="id144" draw:style-name="a848" draw:name="Forme libre : forme 42">
          <svg:title/>
          <svg:desc/>
          <text:p text:style-name="a847" text:class-names="" text:cond-style-name=""><text:span text:style-name="a845" text:class-names="">L3/128</text:span><text:span text:style-name="a8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3797in" svg:y="1.99302in" svg:width="0.55118in" svg:height="0.55118in" draw:id="id145" draw:style-name="a852" draw:name="Forme libre : forme 43">
          <svg:title/>
          <svg:desc/>
          <text:p text:style-name="a851" text:class-names="" text:cond-style-name=""><text:span text:style-name="a849" text:class-names="">00</text:span><text:span text:style-name="a8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68915in" svg:y="1.99302in" svg:width="0.55118in" svg:height="0.55118in" draw:id="id146" draw:style-name="a856" draw:name="Forme libre : forme 44">
          <svg:title/>
          <svg:desc/>
          <text:p text:style-name="a855" text:class-names="" text:cond-style-name=""><text:span text:style-name="a853" text:class-names="">00</text:span><text:span text:style-name="a8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4033in" svg:y="1.99302in" svg:width="0.55118in" svg:height="0.55118in" draw:id="id147" draw:style-name="a860" draw:name="Forme libre : forme 45">
          <svg:title/>
          <svg:desc/>
          <text:p text:style-name="a859" text:class-names="" text:cond-style-name=""><text:span text:style-name="a857" text:class-names="">00</text:span><text:span text:style-name="a8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9151in" svg:y="1.99302in" svg:width="0.55118in" svg:height="0.55118in" draw:id="id148" draw:style-name="a865" draw:name="Forme libre : forme 46">
          <svg:title/>
          <svg:desc/>
          <text:p text:style-name="a864" text:class-names="" text:cond-style-name=""><text:span text:style-name="a861" text:class-names="">L4/12</text:span><text:span text:style-name="a862" text:class-names="">8</text:span><text:span text:style-name="a86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7498in" svg:y="1.99302in" svg:width="0.55118in" svg:height="0.55118in" draw:id="id149" draw:style-name="a869" draw:name="Forme libre : forme 47">
          <svg:title/>
          <svg:desc/>
          <text:p text:style-name="a868" text:class-names="" text:cond-style-name=""><text:span text:style-name="a866" text:class-names="">00</text:span><text:span text:style-name="a8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2379in" svg:y="1.99302in" svg:width="0.55118in" svg:height="0.55118in" draw:id="id150" draw:style-name="a873" draw:name="Forme libre : forme 48">
          <svg:title/>
          <svg:desc/>
          <text:p text:style-name="a872" text:class-names="" text:cond-style-name=""><text:span text:style-name="a870" text:class-names="">00</text:span><text:span text:style-name="a8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1" draw:style-name="a876" draw:name="ZoneTexte 49" svg:x="0.35524in" svg:y="1.18806in" svg:width="0.87756in" svg:height="0.37874in">
          <draw:text-box>
            <text:p text:style-name="a875" text:class-names="" text:cond-style-name=""><text:span text:style-name="a874" text:class-names="">xmm0</text:span></text:p>
          </draw:text-box>
          <svg:title/>
          <svg:desc/>
        </draw:frame>
        <draw:frame draw:id="id152" draw:style-name="a879" draw:name="ZoneTexte 50" svg:x="0.35524in" svg:y="2.07924in" svg:width="0.87756in" svg:height="0.37874in">
          <draw:text-box>
            <text:p text:style-name="a878" text:class-names="" text:cond-style-name=""><text:span text:style-name="a877" text:class-names="">xmm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Geoffrey Perrin</dc:creator>
    <meta:creation-date>2018-01-05T13:05:27Z</meta:creation-date>
    <dc:date>2018-01-05T14:14:01Z</dc:date>
    <meta:editing-cycles>6</meta:editing-cycles>
    <meta:editing-duration>PT2550S</meta:editing-duration>
    <meta:document-statistic meta:paragraph-count="91" meta:word-count="161"/>
  </office:meta>
</office:document-meta>
</file>